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Charter1" svg:font-family="'Bitstream Charter'" style:font-adornments="Normal" style:font-pitch="variable"/>
    <style:font-face style:name="Monospace1" svg:font-family="Monospace" style:font-adornments="Norma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text-properties style:font-name="Bitstream Charter"/>
    </style:style>
    <style:style style:name="P2" style:family="paragraph" style:parent-style-name="Heading_20_1">
      <style:text-properties style:font-name="Bitstream Charter" officeooo:rsid="00194401" officeooo:paragraph-rsid="00194401"/>
    </style:style>
    <style:style style:name="P3" style:family="paragraph" style:parent-style-name="Title">
      <style:text-properties style:font-name="Bitstream Charter"/>
    </style:style>
    <style:style style:name="P4" style:family="paragraph" style:parent-style-name="Standard">
      <style:text-properties style:font-name="Bitstream Charter"/>
    </style:style>
    <style:style style:name="P5" style:family="paragraph" style:parent-style-name="Standard">
      <style:text-properties officeooo:rsid="001633a4" officeooo:paragraph-rsid="001633a4"/>
    </style:style>
    <style:style style:name="P6" style:family="paragraph" style:parent-style-name="Standard">
      <style:text-properties officeooo:rsid="0021b4ee" officeooo:paragraph-rsid="0021b4e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9" style:family="paragraph" style:parent-style-name="Text_20_body">
      <style:text-properties style:font-name="Bitstream Charter" officeooo:paragraph-rsid="0014c213"/>
    </style:style>
    <style:style style:name="P10" style:family="paragraph" style:parent-style-name="Text_20_body">
      <style:text-properties style:font-name="Bitstream Charter" officeooo:rsid="001a0623" officeooo:paragraph-rsid="001a0623"/>
    </style:style>
    <style:style style:name="P11" style:family="paragraph" style:parent-style-name="Text_20_body">
      <style:text-properties officeooo:rsid="001633a4" officeooo:paragraph-rsid="001633a4"/>
    </style:style>
    <style:style style:name="P12" style:family="paragraph" style:parent-style-name="Text_20_body">
      <style:text-properties officeooo:rsid="0017d76d" officeooo:paragraph-rsid="0017d76d"/>
    </style:style>
    <style:style style:name="P13" style:family="paragraph" style:parent-style-name="Text_20_body">
      <style:text-properties officeooo:paragraph-rsid="001a0623"/>
    </style:style>
    <style:style style:name="P14" style:family="paragraph" style:parent-style-name="Text_20_body">
      <style:text-properties officeooo:rsid="0021b4ee" officeooo:paragraph-rsid="0021b4ee"/>
    </style:style>
    <style:style style:name="T1" style:family="text">
      <style:text-properties officeooo:rsid="0014c213"/>
    </style:style>
    <style:style style:name="T2" style:family="text">
      <style:text-properties fo:color="#008080" style:font-name="Monospace" fo:font-size="10pt" style:font-size-asian="10pt"/>
    </style:style>
    <style:style style:name="T3" style:family="text">
      <style:text-properties fo:color="#3f7f7f" style:font-name="Monospace" fo:font-size="10pt" style:font-size-asian="10pt"/>
    </style:style>
    <style:style style:name="T4" style:family="text">
      <style:text-properties fo:color="#000000" style:font-name="Monospace" fo:font-size="10pt" style:font-size-asian="10pt"/>
    </style:style>
    <style:style style:name="T5" style:family="text">
      <style:text-properties fo:color="#000000" style:font-name="Monospace" fo:font-size="10pt" style:text-underline-style="solid" style:text-underline-width="auto" style:text-underline-color="font-color" style:font-size-asian="10pt"/>
    </style:style>
    <style:style style:name="T6" style:family="text">
      <style:text-properties fo:color="#000000" style:font-name="Monospace1" fo:font-size="10pt" style:font-size-asian="10pt"/>
    </style:style>
    <style:style style:name="T7" style:family="text">
      <style:text-properties fo:color="#646464" style:font-name="Monospace1" fo:font-size="10pt" style:font-size-asian="10pt"/>
    </style:style>
    <style:style style:name="T8" style:family="text">
      <style:text-properties fo:color="#2a00ff" style:font-name="Monospace1" fo:font-size="10pt" style:font-size-asian="10pt"/>
    </style:style>
    <style:style style:name="T9" style:family="text">
      <style:text-properties fo:color="#7f0055" style:font-name="Monospace1" fo:font-size="10pt" fo:font-weight="bold" style:font-size-asian="10pt" style:font-weight-asian="bold"/>
    </style:style>
    <style:style style:name="T10" style:family="text">
      <style:text-properties fo:color="#0000c0" style:font-name="Monospace1" fo:font-size="10pt" fo:font-style="italic" fo:font-weight="bold" style:font-size-asian="10pt" style:font-style-asian="italic" style:font-weight-asian="bold"/>
    </style:style>
    <style:style style:name="T11" style:family="text">
      <style:text-properties fo:color="#0000c0" style:font-name="Monospace1" fo:font-size="10pt" style:font-size-asian="10pt"/>
    </style:style>
    <style:style style:name="T12" style:family="text">
      <style:text-properties style:font-name="Bitstream Charter" officeooo:rsid="001a06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T JPA</text:p>
      <text:h text:style-name="P1" text:outline-level="1">Introduction</text:h>
      <text:p text:style-name="P9"><text:s/><text:span text:style-name="T1">La Java Persistence API (abrégée en JPA), est une interface de programmation Java permettant aux développeurs d'organiser des données relationnelles dans des applications utilisant la plateforme Java.</text:span></text:p>
      <text:h text:style-name="P1" text:outline-level="1">Dépendence maven</text:h>
      <text:p text:style-name="P7"><text:span text:style-name="T2">&lt;</text:span><text:span text:style-name="T3">dependency</text:span><text:span text:style-name="T2">&gt;</text:span></text:p>
      <text:p text:style-name="P7"><text:span text:style-name="T4"><text:tab/></text:span><text:span text:style-name="T2">&lt;</text:span><text:span text:style-name="T3">groupId</text:span><text:span text:style-name="T2">&gt;</text:span><text:span text:style-name="T4">javax.persistence</text:span><text:span text:style-name="T2">&lt;/</text:span><text:span text:style-name="T3">groupId</text:span><text:span text:style-name="T2">&gt;</text:span></text:p>
      <text:p text:style-name="P7"><text:span text:style-name="T4"><text:tab/></text:span><text:span text:style-name="T2">&lt;</text:span><text:span text:style-name="T3">artifactId</text:span><text:span text:style-name="T2">&gt;</text:span><text:span text:style-name="T4">persistence-</text:span><text:span text:style-name="T5">api</text:span><text:span text:style-name="T2">&lt;/</text:span><text:span text:style-name="T3">artifactId</text:span><text:span text:style-name="T2">&gt;</text:span></text:p>
      <text:p text:style-name="P7"><text:span text:style-name="T4"><text:tab/></text:span><text:span text:style-name="T2">&lt;</text:span><text:span text:style-name="T3">version</text:span><text:span text:style-name="T2">&gt;</text:span><text:span text:style-name="T4">1.0.2</text:span><text:span text:style-name="T2">&lt;/</text:span><text:span text:style-name="T3">version</text:span><text:span text:style-name="T2">&gt;</text:span></text:p>
      <text:p text:style-name="P7"><text:span text:style-name="T4"><text:tab/></text:span><text:span text:style-name="T2">&lt;</text:span><text:span text:style-name="T3">scope</text:span><text:span text:style-name="T2">&gt;</text:span><text:span text:style-name="T4">compile</text:span><text:span text:style-name="T2">&lt;/</text:span><text:span text:style-name="T3">scope</text:span><text:span text:style-name="T2">&gt;</text:span></text:p>
      <text:p text:style-name="Standard"><text:span text:style-name="T2">&lt;/</text:span><text:span text:style-name="T3">dependency</text:span><text:span text:style-name="T2">&gt;</text:span></text:p>
      <text:p text:style-name="Standard"><text:span text:style-name="T2"/></text:p>
      <text:h text:style-name="P2" text:outline-level="1">Les entités</text:h>
      <text:p text:style-name="P13"><text:span text:style-name="T12">Une entité JPA est, par définition, une classe Java qui doit avoir les propriétés suivantes :</text:span></text:p>
      <text:p text:style-name="P13"><text:span text:style-name="T12"><text:tab/>Elle doit posséder un constructeur vide, public ou protected. Rappelons que ce constructeur vide existe par défaut si aucun constructeur n'existe dans la classe. Dans le cas contraire, il doit être ajouté explicitement.</text:span></text:p>
      <text:p text:style-name="P13"><text:tab/>Elle ne doit pas être final, et aucune de ses méthodes ne peut être final.</text:p>
      <text:p text:style-name="P10"><text:tab/>Une entité JPA ne peut pas être une interface ou une énumération.</text:p>
      <text:p text:style-name="P10"><text:tab/>Une entité JPA peut être une classe concrête ou abstraite.</text:p>
      <text:p text:style-name="P10"/>
      <text:p text:style-name="P4"><text:span text:style-name="T7">@Entity</text:span></text:p>
      <text:p text:style-name="P7"><text:span text:style-name="T7">@Table</text:span><text:span text:style-name="T6">(name = </text:span><text:span text:style-name="T8">"ville"</text:span><text:span text:style-name="T6">)</text:span></text:p>
      <text:p text:style-name="P7"><text:span text:style-name="T9">public</text:span><text:span text:style-name="T6"> </text:span><text:span text:style-name="T9">class</text:span><text:span text:style-name="T6"> Ville </text:span><text:span text:style-name="T9">implements</text:span><text:span text:style-name="T6"> Serializable {</text:span></text:p>
      <text:p text:style-name="P8"/>
      <text:p text:style-name="P7"><text:span text:style-name="T6"><text:s text:c="4"/></text:span><text:span text:style-name="T9">private</text:span><text:span text:style-name="T6"> </text:span><text:span text:style-name="T9">static</text:span><text:span text:style-name="T6"> </text:span><text:span text:style-name="T9">final</text:span><text:span text:style-name="T6"> </text:span><text:span text:style-name="T9">long</text:span><text:span text:style-name="T6"> </text:span><text:span text:style-name="T10">serialVersionUID</text:span><text:span text:style-name="T6"> = 1L;</text:span></text:p>
      <text:p text:style-name="P8"/>
      <text:p text:style-name="P7"><text:span text:style-name="T6"><text:s text:c="4"/></text:span><text:span text:style-name="T7">@Id</text:span></text:p>
      <text:p text:style-name="P7"><text:span text:style-name="T6"><text:s text:c="4"/></text:span><text:span text:style-name="T7">@Column</text:span><text:span text:style-name="T6">(name = </text:span><text:span text:style-name="T8">"id_ville"</text:span><text:span text:style-name="T6">)</text:span></text:p>
      <text:p text:style-name="P7"><text:span text:style-name="T6"><text:s text:c="4"/></text:span><text:span text:style-name="T7">@GeneratedValue</text:span><text:span text:style-name="T6">(strategy = GenerationType.</text:span><text:span text:style-name="T10">IDENTITY</text:span><text:span text:style-name="T6">)</text:span></text:p>
      <text:p text:style-name="P7"><text:span text:style-name="T6"><text:s text:c="4"/></text:span><text:span text:style-name="T9">private</text:span><text:span text:style-name="T6"> Integer </text:span><text:span text:style-name="T11">id</text:span><text:span text:style-name="T6">;</text:span></text:p>
      <text:p text:style-name="P7"><text:span text:style-name="T6"><text:s text:c="4"/></text:span></text:p>
      <text:p text:style-name="P7"><text:span text:style-name="T6"><text:s text:c="4"/></text:span><text:span text:style-name="T7">@Column</text:span><text:span text:style-name="T6">(name = </text:span><text:span text:style-name="T8">"cp_ville"</text:span><text:span text:style-name="T6">, nullable = </text:span><text:span text:style-name="T9">false</text:span><text:span text:style-name="T6">, length = 10)</text:span></text:p>
      <text:p text:style-name="P7"><text:span text:style-name="T6"><text:s text:c="4"/></text:span><text:span text:style-name="T9">private</text:span><text:span text:style-name="T6"> String </text:span><text:span text:style-name="T11">cp</text:span><text:span text:style-name="T6">;</text:span></text:p>
      <text:p text:style-name="P7"><text:span text:style-name="T6"><text:s text:c="4"/></text:span></text:p>
      <text:p text:style-name="P7"><text:span text:style-name="T6"><text:s text:c="4"/></text:span><text:span text:style-name="T7">@Column</text:span><text:span text:style-name="T6">(name = </text:span><text:span text:style-name="T8">"libelle_ville"</text:span><text:span text:style-name="T6">, nullable = </text:span><text:span text:style-name="T9">false</text:span><text:span text:style-name="T6">, length = 45)</text:span></text:p>
      <text:p text:style-name="P7"><text:span text:style-name="T6"><text:s text:c="4"/></text:span><text:span text:style-name="T9">private</text:span><text:span text:style-name="T6"> String </text:span><text:span text:style-name="T11">libelle</text:span><text:span text:style-name="T6">;</text:span></text:p>
      <text:p text:style-name="P7"><text:span text:style-name="T6"><text:s text:c="4"/></text:span></text:p>
      <text:p text:style-name="P7"><text:span text:style-name="T6"><text:s text:c="4"/></text:span><text:span text:style-name="T7">@OneToMany</text:span><text:span text:style-name="T6">(mappedBy = </text:span><text:span text:style-name="T8">"ville"</text:span><text:span text:style-name="T6">)</text:span></text:p>
      <text:p text:style-name="P7"><text:span text:style-name="T6"><text:s text:c="4"/></text:span><text:span text:style-name="T9">private</text:span><text:span text:style-name="T6"> List&lt;Adherent&gt; </text:span><text:span text:style-name="T11">adherents</text:span><text:span text:style-name="T6">;</text:span></text:p>
      <text:p text:style-name="P7"><text:span text:style-name="T6"><text:s text:c="4"/></text:span></text:p>
      <text:p text:style-name="P7"><text:span text:style-name="T6"><text:s text:c="4"/></text:span><text:span text:style-name="T7">@OneToMany</text:span><text:span text:style-name="T6">(mappedBy = </text:span><text:span text:style-name="T8">"ville"</text:span><text:span text:style-name="T6">)</text:span></text:p>
      <text:p text:style-name="P7"><text:soft-page-break/><text:span text:style-name="T6"><text:s text:c="4"/></text:span><text:span text:style-name="T9">private</text:span><text:span text:style-name="T6"> List&lt;Entreprise&gt; </text:span><text:span text:style-name="T11">entreprises</text:span><text:span text:style-name="T6">;</text:span></text:p>
      <text:p text:style-name="P7"><text:span text:style-name="T6"><text:s text:c="4"/></text:span></text:p>
      <text:p text:style-name="P7"><text:span text:style-name="T6"><text:s text:c="4"/></text:span><text:span text:style-name="T7">@OneToMany</text:span><text:span text:style-name="T6">(mappedBy = </text:span><text:span text:style-name="T8">"ville"</text:span><text:span text:style-name="T6">)</text:span></text:p>
      <text:p text:style-name="P4"><text:span text:style-name="T6"><text:s text:c="4"/></text:span><text:span text:style-name="T9">private</text:span><text:span text:style-name="T6"> List&lt;Syndicat&gt; </text:span><text:span text:style-name="T11">syndicats</text:span><text:span text:style-name="T6">;</text:span></text:p>
      <text:p text:style-name="P4"><text:span text:style-name="T6"/></text:p>
      <text:p text:style-name="P11">@Entity Une classe persistante.</text:p>
      <text:p text:style-name="P11">@Table La table représenté par l’entité. Il est possible de fixé le nom de la table.</text:p>
      <text:p text:style-name="P11">@Id La clé primaire de la table</text:p>
      <text:p text:style-name="P11">@Column(name = "id_ville") La column de l’attribut. Il est possible de spécifier le nom de la colonne.</text:p>
      <text:p text:style-name="P11">@GeneratedValue(strategy = GenerationType.IDENTITY) Le manière dont est gérer la clé primaire (auto_increment, sequence, etc) Cela dépend de la bdd.</text:p>
      <text:p text:style-name="P11">@OneToMany(mappedBy = "ville") Une relation one to many. Le mapping permet de créer une bidirectionnalité.</text:p>
      <text:p text:style-name="P5"><text:span text:style-name="T7">@ManyToOne</text:span></text:p>
      <text:p text:style-name="P7"><text:span text:style-name="T7">@JoinColumn</text:span><text:span text:style-name="T6">(name = </text:span><text:span text:style-name="T8">"id_ville_syndicat"</text:span><text:span text:style-name="T6">, nullable = </text:span><text:span text:style-name="T9">true</text:span><text:span text:style-name="T6">)</text:span></text:p>
      <text:p text:style-name="Text_20_body"><text:span text:style-name="T9">private</text:span><text:span text:style-name="T6"> Ville </text:span><text:span text:style-name="T11">ville</text:span><text:span text:style-name="T6">;</text:span></text:p>
      <text:p text:style-name="P12">@ManyToOne </text:p>
      <text:h text:style-name="Heading_20_1" text:outline-level="1">Les DAO</text:h>
      <text:p text:style-name="P14">Les dao sont accompagnés d’un attribut d’instance EntityManager qui sera injecter automatiquement.</text:p>
      <text:p text:style-name="P6"><text:span text:style-name="T7">@PersistenceContext</text:span></text:p>
      <text:p text:style-name="Text_20_body"><text:span text:style-name="T6"><text:tab/></text:span><text:span text:style-name="T9">private</text:span><text:span text:style-name="T6"> EntityManager </text:span><text:span text:style-name="T11">em</text:span><text:span text:style-name="T6">;</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Charter1" svg:font-family="'Bitstream Charter'" style:font-adornments="Normal" style:font-pitch="variable"/>
    <style:font-face style:name="Monospace1" svg:font-family="Monospace" style:font-adornments="Norma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Bitstream Charter1" fo:font-family="'Bitstream Charter'"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cccccc" draw:fill-image-width="0cm" draw:fill-image-height="0cm"/>
      <style:paragraph-properties style:page-number="auto" fo:background-color="#cccccc" style:writing-mode="page"/>
      <style:text-properties style:font-name="Bitstream Charter1" fo:font-family="'Bitstream Charter'" style:font-style-name="Normal" style:font-pitch="variable" officeooo:rsid="00139aa2" fo:background-color="#cccccc" style:font-size-asian="10.5pt"/>
    </style:style>
    <style:style style:name="citation" style:family="paragraph" style:parent-style-name="Text_20_body">
      <loext:graphic-properties draw:fill="solid" draw:fill-color="#eeeeee" draw:fill-image-width="0cm" draw:fill-image-height="0cm"/>
      <style:paragraph-properties fo:margin-left="0cm" fo:margin-right="0cm" fo:text-indent="0cm" style:auto-text-indent="false" fo:background-color="#eeeeee" style:shadow="none" style:writing-mode="page"/>
      <style:text-properties fo:font-size="10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9:49:32.517767351</meta:creation-date>
    <dc:date>2018-01-21T02:10:30.399591987</dc:date>
    <meta:editing-duration>PT1H25M29S</meta:editing-duration>
    <meta:editing-cycles>4</meta:editing-cycles>
    <meta:generator>LibreOffice/5.2.7.2$Linux_X86_64 LibreOffice_project/20m0$Build-2</meta:generator>
    <meta:document-statistic meta:table-count="0" meta:image-count="0" meta:object-count="0" meta:page-count="2" meta:paragraph-count="53" meta:word-count="302" meta:character-count="2312" meta:non-whitespace-character-count="1967"/>
  </office:meta>
</office:document-meta>
</file>